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layout-cache" manifest:media-type="application/binary"/>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paragraph-rsid="0009b2d6"/>
    </style:style>
    <style:style style:name="P2" style:family="paragraph" style:parent-style-name="Text_20_body">
      <style:text-properties officeooo:rsid="0009b2d6" officeooo:paragraph-rsid="0009b2d6"/>
    </style:style>
    <style:style style:name="P3" style:family="paragraph" style:parent-style-name="Text_20_body">
      <style:text-properties officeooo:rsid="0009b2d6" officeooo:paragraph-rsid="0009b2d6" fo:background-color="transparent"/>
    </style:style>
    <style:style style:name="P4" style:family="paragraph" style:parent-style-name="Text_20_body">
      <style:text-properties officeooo:rsid="000a23f5" officeooo:paragraph-rsid="000a23f5" fo:background-color="transparent"/>
    </style:style>
    <style:style style:name="P5" style:family="paragraph" style:parent-style-name="Text_20_body">
      <style:text-properties officeooo:rsid="000baf87" officeooo:paragraph-rsid="000baf87" fo:background-color="transparent"/>
    </style:style>
    <style:style style:name="P6" style:family="paragraph" style:parent-style-name="Title">
      <style:text-properties officeooo:paragraph-rsid="0009b2d6"/>
    </style:style>
    <style:style style:name="P7" style:family="paragraph" style:parent-style-name="Text_20_body">
      <style:text-properties style:use-window-font-color="true" style:font-name="Liberation Serif" fo:font-size="12pt" fo:font-weight="normal" officeooo:rsid="000aa424" officeooo:paragraph-rsid="000aa424" fo:background-color="transparent" style:font-size-asian="10.5pt" style:font-size-complex="12pt"/>
    </style:style>
    <style:style style:name="P8" style:family="paragraph" style:parent-style-name="Text_20_body">
      <style:text-properties style:use-window-font-color="true" style:font-name="Liberation Serif" fo:font-size="12pt" fo:font-weight="normal" officeooo:rsid="0009b2d6" officeooo:paragraph-rsid="0009b2d6" fo:background-color="transparent" style:font-size-asian="10.5pt" style:font-size-complex="12pt"/>
    </style:style>
    <style:style style:name="P9" style:family="paragraph" style:parent-style-name="Text_20_body">
      <style:text-properties style:use-window-font-color="true" style:font-name="Liberation Serif" fo:font-size="12pt" fo:font-weight="normal" officeooo:rsid="000a23f5" officeooo:paragraph-rsid="0009b2d6" fo:background-color="transparent" style:font-size-asian="10.5pt" style:font-size-complex="12pt"/>
    </style:style>
    <style:style style:name="P10" style:family="paragraph" style:parent-style-name="Text_20_body">
      <style:text-properties officeooo:rsid="000d1f62" officeooo:paragraph-rsid="000d1f62"/>
    </style:style>
    <style:style style:name="P11" style:family="paragraph" style:parent-style-name="Heading_20_1">
      <style:text-properties officeooo:rsid="0009b2d6" officeooo:paragraph-rsid="0009b2d6"/>
    </style:style>
    <style:style style:name="T1" style:family="text">
      <style:text-properties officeooo:rsid="0009b2d6"/>
    </style:style>
    <style:style style:name="T2" style:family="text">
      <style:text-properties style:text-underline-style="solid" style:text-underline-width="auto" style:text-underline-color="font-color"/>
    </style:style>
    <style:style style:name="T3" style:family="text">
      <style:text-properties style:use-window-font-color="true" style:font-name="Liberation Serif" fo:font-size="12pt" fo:font-weight="normal" style:font-size-asian="10.5pt" style:font-size-complex="12pt"/>
    </style:style>
    <style:style style:name="T4" style:family="text">
      <style:text-properties officeooo:rsid="000baf87"/>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alculo <text:span text:style-name="T1">empírico</text:span> <text:span text:style-name="T1">del </text:span><text:s/>mejor umbral <text:span text:style-name="T1">del algoritmo Mergesort</text:span></text:p>
      <text:p text:style-name="P1"/>
      <text:h text:style-name="P11" text:outline-level="1">Enunciado del ejercicio</text:h>
      <text:p text:style-name="P10"/>
      <text:p text:style-name="P10">Implementar un algoritmo sencillo para calcular el valor máximo de un vector y otro basado en divide y vencerás. <text:s/>Realizar un estudio empírico e híbrido de su eficiencia. </text:p>
      <text:h text:style-name="P11" text:outline-level="1">Toma de datos</text:h>
      <text:p text:style-name="P2">Para la realizacion del experimento hemos usado el codigo del algoritmo mergesort proporcionado para las practicas de esta misma asignatura. En el hemos modificado el codigo para que acepte un umbral cuando se ejecute para asi facilitar la ejecución mediante un scrip. Tambien lo he modificado para que imprima tanto el umbral como el tiempo que ha tardado para ese umbral.</text:p>
      <text:p text:style-name="P2">El experimento ha sido ejecutado con un tamaño de problema fijo, ya que aquí lo que queremos observar <text:s/>como varia el tiempo en funcion del umbral. Los datos han sido recogidos con un ordenador que tenia un Intel(R) Core(TM) i5-6600 CPU a 3.30GHz con 16Gb de RAM y el sistema operativo era Linux Mint 18.1.</text:p>
      <text:p text:style-name="P3">El tamaño del problema a sido de <text:span text:style-name="T3">50.000.000. Hemos empezado con un umbral de 10 y hemos ido sumando de 5 en 5 hasta llegar a 200. </text:span></text:p>
      <text:p text:style-name="P7"><draw:frame draw:style-name="fr1" draw:name="Objeto2" text:anchor-type="char" svg:x="-0.48cm" svg:y="0.727cm" svg:width="19.166cm" svg:height="9.264cm" draw:z-index="0"><draw:object xlink:href="./Object 2" xlink:type="simple" xlink:show="embed" xlink:actuate="onLoad"/><draw:image xlink:href="./ObjectReplacements/Object 2" xlink:type="simple" xlink:show="embed" xlink:actuate="onLoad"/><svg:desc>diagrama</svg:desc></draw:frame>Hemos obtenido la siguiente grafica con los datos obtenidos:</text:p>
      <text:p text:style-name="P8"/>
      <text:p text:style-name="P7"><text:soft-page-break/>He realizado tres mediciones con los mismo umbrales y el mismo tamaño de problema para luego realizar un media de los tres tiempos obtenidos y poder obtener una medicion un poco mas fiable.</text:p>
      <text:p text:style-name="P8"><draw:frame draw:style-name="fr2" draw:name="Objeto1" text:anchor-type="paragraph" svg:x="2.769cm" svg:y="-0.191cm" svg:width="11.289cm" svg:height="17.611cm" draw:z-index="1"><draw:object xlink:href="./Object 1" xlink:type="simple" xlink:show="embed" xlink:actuate="onLoad"/><draw:image xlink:href="./ObjectReplacements/Object 1"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text:p text:style-name="P4">De los datos obtenidos podemos obsevar como en el intervalo desde <text:span text:style-name="T4">15 hasta 100</text:span> tenemos tiempos muy parecidos, ya que todos estan en torno a los 11 segundos. Aunque como buscamos <text:span text:style-name="T4">el mejor umbral de todos en nuestro caso, podemos encontrarlo en el 45 ya que es el que menor media tiene de todos, aunque por muy poco. Si yo tuviera que elegir, optaria por cualquier umbral comprendido entre el 35 y el 45. ya que tiene valores tan cercanos los unos con los otros que con otras mediciones nos podrian dar alguno de ellos como el mejor umbral.</text:span></text:p>
      <text:p text:style-name="P5">Apartir de 100 podemos ver que el umbral se vuelve muy malo y a partir del 195 no seria nada recomendable coger el umbral ya que obtenemos tiempos bastantes elevados en compar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9b2d6"/>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8:13:17.466076130</meta:creation-date>
    <dc:date>2018-03-22T17:58:24.142684563</dc:date>
    <meta:editing-duration>PT6M4S</meta:editing-duration>
    <meta:editing-cycles>2</meta:editing-cycles>
    <meta:generator>LibreOffice/5.1.6.2$Linux_X86_64 LibreOffice_project/10m0$Build-2</meta:generator>
    <meta:document-statistic meta:table-count="0" meta:image-count="0" meta:object-count="2" meta:page-count="2" meta:paragraph-count="11" meta:word-count="358" meta:character-count="2041" meta:non-whitespace-character-count="168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properties style:text-position=""/>
    </style:style>
    <style:style style:name="ce2" style:family="table-cell" style:parent-style-name="Default">
      <style:table-cell-properties fo:background-color="#ffff99"/>
      <style:text-properties fo:color="#6600cc" style:text-position=""/>
    </style:style>
    <style:style style:name="ce3" style:family="table-cell" style:parent-style-name="Default">
      <style:table-cell-properties fo:background-color="#99ff66" style:text-align-source="fix" style:repeat-content="false"/>
      <style:paragraph-properties fo:text-align="center" fo:margin-left="0mm"/>
      <style:text-properties style:text-position=""/>
    </style:style>
    <style:style style:name="ce4" style:family="table-cell" style:parent-style-name="Default" style:data-style-name="N0">
      <style:table-cell-properties fo:background-color="#99ff66"/>
      <style:text-properties style:text-position=""/>
    </style:style>
    <style:style style:name="ce5" style:family="table-cell" style:parent-style-name="Default" style:data-style-name="N0">
      <style:table-cell-properties fo:background-color="#99ff66"/>
      <style:text-properties fo:color="#6600cc" style:text-position=""/>
    </style:style>
    <style:style style:name="ce6" style:family="table-cell" style:parent-style-name="Default">
      <style:table-cell-properties fo:background-color="#99ff66"/>
      <style:text-properties style:text-position=""/>
    </style:style>
    <style:style style:name="ce7" style:family="table-cell" style:parent-style-name="Default">
      <style:table-cell-properties fo:background-color="#99ff66"/>
      <style:text-properties fo:color="#6600cc" style:text-position=""/>
    </style:style>
    <style:style style:name="ce8" style:family="table-cell" style:parent-style-name="Default">
      <style:table-cell-properties fo:background-color="#6666ff"/>
      <style:text-properties style:text-position=""/>
    </style:style>
    <style:style style:name="ce9" style:family="table-cell" style:parent-style-name="Default">
      <style:table-cell-properties fo:background-color="#6666ff"/>
      <style:text-properties fo:color="#6600cc" style:text-position=""/>
    </style:style>
    <style:style style:name="ce10" style:family="table-cell" style:parent-style-name="Default">
      <style:table-cell-properties fo:background-color="#ffff99"/>
    </style:style>
    <style:style style:name="ce11" style:family="table-cell" style:parent-style-name="Default">
      <style:table-cell-properties fo:background-color="#ffff99"/>
      <style:text-properties fo:color="#6600cc"/>
    </style:style>
    <style:style style:name="ce12" style:family="table-cell" style:parent-style-name="Default">
      <style:table-cell-properties fo:background-color="#99ff66" style:text-align-source="fix" style:repeat-content="false"/>
      <style:paragraph-properties fo:text-align="center" fo:margin-left="0mm"/>
    </style:style>
    <style:style style:name="ce13" style:family="table-cell" style:parent-style-name="Default" style:data-style-name="N0">
      <style:table-cell-properties fo:background-color="#99ff66"/>
    </style:style>
    <style:style style:name="ce14" style:family="table-cell" style:parent-style-name="Default" style:data-style-name="N0">
      <style:table-cell-properties fo:background-color="#99ff66"/>
      <style:text-properties fo:color="#6600cc"/>
    </style:style>
    <style:style style:name="ce15" style:family="table-cell" style:parent-style-name="Default">
      <style:table-cell-properties fo:background-color="#99ff66"/>
    </style:style>
    <style:style style:name="ce16" style:family="table-cell" style:parent-style-name="Default">
      <style:table-cell-properties fo:background-color="#99ff66"/>
      <style:text-properties fo:color="#6600cc"/>
    </style:style>
    <style:style style:name="ce17" style:family="table-cell" style:parent-style-name="Default">
      <style:table-cell-properties fo:background-color="#6666ff"/>
    </style:style>
    <style:style style:name="ce18" style:family="table-cell" style:parent-style-name="Default">
      <style:table-cell-properties fo:background-color="#6666ff"/>
      <style:text-properties fo:color="#6600cc"/>
    </style:style>
  </office:automatic-styles>
  <office:body>
    <office:spreadsheet>
      <table:calculation-settings table:automatic-find-labels="false"/>
      <table:table table:name="Hoja1" table:style-name="ta1">
        <table:table-column table:style-name="co1" table:default-cell-style-name="ce10"/>
        <table:table-column table:style-name="co1" table:default-cell-style-name="ce13"/>
        <table:table-column table:style-name="co1" table:number-columns-repeated="2" table:default-cell-style-name="ce15"/>
        <table:table-column table:style-name="co1" table:default-cell-style-name="ce17"/>
        <table:table-row table:style-name="ro1">
          <table:table-cell office:value-type="string" calcext:value-type="string">
            <text:p>Umbral</text:p>
          </table:table-cell>
          <table:table-cell table:style-name="ce12" office:value-type="string" calcext:value-type="string" table:number-columns-spanned="3" table:number-rows-spanned="1">
            <text:p>Tiempo</text:p>
          </table:table-cell>
          <table:covered-table-cell table:number-columns-repeated="2"/>
          <table:table-cell office:value-type="string" calcext:value-type="string">
            <text:p>Media</text:p>
          </table:table-cell>
        </table:table-row>
        <table:table-row table:style-name="ro1">
          <table:table-cell office:value-type="float" office:value="15" calcext:value-type="float">
            <text:p>15</text:p>
          </table:table-cell>
          <table:table-cell office:value-type="float" office:value="11.1926" calcext:value-type="float">
            <text:p>11,1926</text:p>
          </table:table-cell>
          <table:table-cell office:value-type="float" office:value="11.2865" calcext:value-type="float">
            <text:p>11,2865</text:p>
          </table:table-cell>
          <table:table-cell office:value-type="float" office:value="11.528" calcext:value-type="float">
            <text:p>11,528</text:p>
          </table:table-cell>
          <table:table-cell table:formula="of:=([.B2]+[.C2]+[.D2])/3" office:value-type="float" office:value="11.3357" calcext:value-type="float">
            <text:p>11,3357</text:p>
          </table:table-cell>
        </table:table-row>
        <table:table-row table:style-name="ro1">
          <table:table-cell office:value-type="float" office:value="20" calcext:value-type="float">
            <text:p>20</text:p>
          </table:table-cell>
          <table:table-cell office:value-type="float" office:value="11.2387" calcext:value-type="float">
            <text:p>11,2387</text:p>
          </table:table-cell>
          <table:table-cell office:value-type="float" office:value="11.2822" calcext:value-type="float">
            <text:p>11,2822</text:p>
          </table:table-cell>
          <table:table-cell office:value-type="float" office:value="11.3093" calcext:value-type="float">
            <text:p>11,3093</text:p>
          </table:table-cell>
          <table:table-cell table:formula="of:=([.B3]+[.C3]+[.D3])/3" office:value-type="float" office:value="11.2767333333333" calcext:value-type="float">
            <text:p>11,2767333333</text:p>
          </table:table-cell>
        </table:table-row>
        <table:table-row table:style-name="ro1">
          <table:table-cell office:value-type="float" office:value="25" calcext:value-type="float">
            <text:p>25</text:p>
          </table:table-cell>
          <table:table-cell office:value-type="float" office:value="11.1555" calcext:value-type="float">
            <text:p>11,1555</text:p>
          </table:table-cell>
          <table:table-cell office:value-type="float" office:value="11.3036" calcext:value-type="float">
            <text:p>11,3036</text:p>
          </table:table-cell>
          <table:table-cell office:value-type="float" office:value="11.1144" calcext:value-type="float">
            <text:p>11,1144</text:p>
          </table:table-cell>
          <table:table-cell table:formula="of:=([.B4]+[.C4]+[.D4])/3" office:value-type="float" office:value="11.1911666666667" calcext:value-type="float">
            <text:p>11,1911666667</text:p>
          </table:table-cell>
        </table:table-row>
        <table:table-row table:style-name="ro1">
          <table:table-cell office:value-type="float" office:value="30" calcext:value-type="float">
            <text:p>30</text:p>
          </table:table-cell>
          <table:table-cell office:value-type="float" office:value="11.1282" calcext:value-type="float">
            <text:p>11,1282</text:p>
          </table:table-cell>
          <table:table-cell office:value-type="float" office:value="11.2315" calcext:value-type="float">
            <text:p>11,2315</text:p>
          </table:table-cell>
          <table:table-cell office:value-type="float" office:value="11.1902" calcext:value-type="float">
            <text:p>11,1902</text:p>
          </table:table-cell>
          <table:table-cell table:formula="of:=([.B5]+[.C5]+[.D5])/3" office:value-type="float" office:value="11.1833" calcext:value-type="float">
            <text:p>11,1833</text:p>
          </table:table-cell>
        </table:table-row>
        <table:table-row table:style-name="ro1">
          <table:table-cell office:value-type="float" office:value="35" calcext:value-type="float">
            <text:p>35</text:p>
          </table:table-cell>
          <table:table-cell office:value-type="float" office:value="11.0796" calcext:value-type="float">
            <text:p>11,0796</text:p>
          </table:table-cell>
          <table:table-cell office:value-type="float" office:value="11.285" calcext:value-type="float">
            <text:p>11,285</text:p>
          </table:table-cell>
          <table:table-cell office:value-type="float" office:value="11.1241" calcext:value-type="float">
            <text:p>11,1241</text:p>
          </table:table-cell>
          <table:table-cell table:formula="of:=([.B6]+[.C6]+[.D6])/3" office:value-type="float" office:value="11.1629" calcext:value-type="float">
            <text:p>11,1629</text:p>
          </table:table-cell>
        </table:table-row>
        <table:table-row table:style-name="ro1">
          <table:table-cell office:value-type="float" office:value="40" calcext:value-type="float">
            <text:p>40</text:p>
          </table:table-cell>
          <table:table-cell office:value-type="float" office:value="11.1094" calcext:value-type="float">
            <text:p>11,1094</text:p>
          </table:table-cell>
          <table:table-cell office:value-type="float" office:value="11.2746" calcext:value-type="float">
            <text:p>11,2746</text:p>
          </table:table-cell>
          <table:table-cell office:value-type="float" office:value="11.095" calcext:value-type="float">
            <text:p>11,095</text:p>
          </table:table-cell>
          <table:table-cell table:formula="of:=([.B7]+[.C7]+[.D7])/3" office:value-type="float" office:value="11.1596666666667" calcext:value-type="float">
            <text:p>11,1596666667</text:p>
          </table:table-cell>
        </table:table-row>
        <table:table-row table:style-name="ro1">
          <table:table-cell table:style-name="ce11" office:value-type="float" office:value="45" calcext:value-type="float">
            <text:p>45</text:p>
          </table:table-cell>
          <table:table-cell table:style-name="ce14" office:value-type="float" office:value="11.0846" calcext:value-type="float">
            <text:p>11,0846</text:p>
          </table:table-cell>
          <table:table-cell table:style-name="ce16" office:value-type="float" office:value="11.2175" calcext:value-type="float">
            <text:p>11,2175</text:p>
          </table:table-cell>
          <table:table-cell table:style-name="ce16" office:value-type="float" office:value="11.1466" calcext:value-type="float">
            <text:p>11,1466</text:p>
          </table:table-cell>
          <table:table-cell table:style-name="ce18" table:formula="of:=([.B8]+[.C8]+[.D8])/3" office:value-type="float" office:value="11.1495666666667" calcext:value-type="float">
            <text:p>11,1495666667</text:p>
          </table:table-cell>
        </table:table-row>
        <table:table-row table:style-name="ro1">
          <table:table-cell office:value-type="float" office:value="50" calcext:value-type="float">
            <text:p>50</text:p>
          </table:table-cell>
          <table:table-cell office:value-type="float" office:value="11.5654" calcext:value-type="float">
            <text:p>11,5654</text:p>
          </table:table-cell>
          <table:table-cell office:value-type="float" office:value="11.6742" calcext:value-type="float">
            <text:p>11,6742</text:p>
          </table:table-cell>
          <table:table-cell office:value-type="float" office:value="11.5487" calcext:value-type="float">
            <text:p>11,5487</text:p>
          </table:table-cell>
          <table:table-cell table:formula="of:=([.B9]+[.C9]+[.D9])/3" office:value-type="float" office:value="11.5961" calcext:value-type="float">
            <text:p>11,5961</text:p>
          </table:table-cell>
        </table:table-row>
        <table:table-row table:style-name="ro1">
          <table:table-cell office:value-type="float" office:value="55" calcext:value-type="float">
            <text:p>55</text:p>
          </table:table-cell>
          <table:table-cell office:value-type="float" office:value="11.5482" calcext:value-type="float">
            <text:p>11,5482</text:p>
          </table:table-cell>
          <table:table-cell office:value-type="float" office:value="11.6804" calcext:value-type="float">
            <text:p>11,6804</text:p>
          </table:table-cell>
          <table:table-cell office:value-type="float" office:value="11.5851" calcext:value-type="float">
            <text:p>11,5851</text:p>
          </table:table-cell>
          <table:table-cell table:formula="of:=([.B10]+[.C10]+[.D10])/3" office:value-type="float" office:value="11.6045666666667" calcext:value-type="float">
            <text:p>11,6045666667</text:p>
          </table:table-cell>
        </table:table-row>
        <table:table-row table:style-name="ro1">
          <table:table-cell office:value-type="float" office:value="60" calcext:value-type="float">
            <text:p>60</text:p>
          </table:table-cell>
          <table:table-cell office:value-type="float" office:value="11.5287" calcext:value-type="float">
            <text:p>11,5287</text:p>
          </table:table-cell>
          <table:table-cell office:value-type="float" office:value="11.6999" calcext:value-type="float">
            <text:p>11,6999</text:p>
          </table:table-cell>
          <table:table-cell office:value-type="float" office:value="11.5211" calcext:value-type="float">
            <text:p>11,5211</text:p>
          </table:table-cell>
          <table:table-cell table:formula="of:=([.B11]+[.C11]+[.D11])/3" office:value-type="float" office:value="11.5832333333333" calcext:value-type="float">
            <text:p>11,5832333333</text:p>
          </table:table-cell>
        </table:table-row>
        <table:table-row table:style-name="ro1">
          <table:table-cell office:value-type="float" office:value="65" calcext:value-type="float">
            <text:p>65</text:p>
          </table:table-cell>
          <table:table-cell office:value-type="float" office:value="11.5898" calcext:value-type="float">
            <text:p>11,5898</text:p>
          </table:table-cell>
          <table:table-cell office:value-type="float" office:value="11.7012" calcext:value-type="float">
            <text:p>11,7012</text:p>
          </table:table-cell>
          <table:table-cell office:value-type="float" office:value="11.5326" calcext:value-type="float">
            <text:p>11,5326</text:p>
          </table:table-cell>
          <table:table-cell table:formula="of:=([.B12]+[.C12]+[.D12])/3" office:value-type="float" office:value="11.6078666666667" calcext:value-type="float">
            <text:p>11,6078666667</text:p>
          </table:table-cell>
        </table:table-row>
        <table:table-row table:style-name="ro1">
          <table:table-cell office:value-type="float" office:value="70" calcext:value-type="float">
            <text:p>70</text:p>
          </table:table-cell>
          <table:table-cell office:value-type="float" office:value="11.5665" calcext:value-type="float">
            <text:p>11,5665</text:p>
          </table:table-cell>
          <table:table-cell office:value-type="float" office:value="11.6843" calcext:value-type="float">
            <text:p>11,6843</text:p>
          </table:table-cell>
          <table:table-cell office:value-type="float" office:value="11.565" calcext:value-type="float">
            <text:p>11,565</text:p>
          </table:table-cell>
          <table:table-cell table:formula="of:=([.B13]+[.C13]+[.D13])/3" office:value-type="float" office:value="11.6052666666667" calcext:value-type="float">
            <text:p>11,6052666667</text:p>
          </table:table-cell>
        </table:table-row>
        <table:table-row table:style-name="ro1">
          <table:table-cell office:value-type="float" office:value="75" calcext:value-type="float">
            <text:p>75</text:p>
          </table:table-cell>
          <table:table-cell office:value-type="float" office:value="11.5968" calcext:value-type="float">
            <text:p>11,5968</text:p>
          </table:table-cell>
          <table:table-cell office:value-type="float" office:value="11.6709" calcext:value-type="float">
            <text:p>11,6709</text:p>
          </table:table-cell>
          <table:table-cell office:value-type="float" office:value="11.5524" calcext:value-type="float">
            <text:p>11,5524</text:p>
          </table:table-cell>
          <table:table-cell table:formula="of:=([.B14]+[.C14]+[.D14])/3" office:value-type="float" office:value="11.6067" calcext:value-type="float">
            <text:p>11,6067</text:p>
          </table:table-cell>
        </table:table-row>
        <table:table-row table:style-name="ro1">
          <table:table-cell office:value-type="float" office:value="80" calcext:value-type="float">
            <text:p>80</text:p>
          </table:table-cell>
          <table:table-cell office:value-type="float" office:value="11.5753" calcext:value-type="float">
            <text:p>11,5753</text:p>
          </table:table-cell>
          <table:table-cell office:value-type="float" office:value="11.6832" calcext:value-type="float">
            <text:p>11,6832</text:p>
          </table:table-cell>
          <table:table-cell office:value-type="float" office:value="11.5615" calcext:value-type="float">
            <text:p>11,5615</text:p>
          </table:table-cell>
          <table:table-cell table:formula="of:=([.B15]+[.C15]+[.D15])/3" office:value-type="float" office:value="11.6066666666667" calcext:value-type="float">
            <text:p>11,6066666667</text:p>
          </table:table-cell>
        </table:table-row>
        <table:table-row table:style-name="ro1">
          <table:table-cell office:value-type="float" office:value="85" calcext:value-type="float">
            <text:p>85</text:p>
          </table:table-cell>
          <table:table-cell office:value-type="float" office:value="11.6013" calcext:value-type="float">
            <text:p>11,6013</text:p>
          </table:table-cell>
          <table:table-cell office:value-type="float" office:value="11.7059" calcext:value-type="float">
            <text:p>11,7059</text:p>
          </table:table-cell>
          <table:table-cell office:value-type="float" office:value="11.5479" calcext:value-type="float">
            <text:p>11,5479</text:p>
          </table:table-cell>
          <table:table-cell table:formula="of:=([.B16]+[.C16]+[.D16])/3" office:value-type="float" office:value="11.6183666666667" calcext:value-type="float">
            <text:p>11,6183666667</text:p>
          </table:table-cell>
        </table:table-row>
        <table:table-row table:style-name="ro1">
          <table:table-cell office:value-type="float" office:value="90" calcext:value-type="float">
            <text:p>90</text:p>
          </table:table-cell>
          <table:table-cell office:value-type="float" office:value="11.5781" calcext:value-type="float">
            <text:p>11,5781</text:p>
          </table:table-cell>
          <table:table-cell office:value-type="float" office:value="11.6971" calcext:value-type="float">
            <text:p>11,6971</text:p>
          </table:table-cell>
          <table:table-cell office:value-type="float" office:value="11.5593" calcext:value-type="float">
            <text:p>11,5593</text:p>
          </table:table-cell>
          <table:table-cell table:formula="of:=([.B17]+[.C17]+[.D17])/3" office:value-type="float" office:value="11.6115" calcext:value-type="float">
            <text:p>11,6115</text:p>
          </table:table-cell>
        </table:table-row>
        <table:table-row table:style-name="ro1">
          <table:table-cell office:value-type="float" office:value="95" calcext:value-type="float">
            <text:p>95</text:p>
          </table:table-cell>
          <table:table-cell office:value-type="float" office:value="11.5841" calcext:value-type="float">
            <text:p>11,5841</text:p>
          </table:table-cell>
          <table:table-cell office:value-type="float" office:value="11.6489" calcext:value-type="float">
            <text:p>11,6489</text:p>
          </table:table-cell>
          <table:table-cell office:value-type="float" office:value="11.6584" calcext:value-type="float">
            <text:p>11,6584</text:p>
          </table:table-cell>
          <table:table-cell table:formula="of:=([.B18]+[.C18]+[.D18])/3" office:value-type="float" office:value="11.6304666666667" calcext:value-type="float">
            <text:p>11,6304666667</text:p>
          </table:table-cell>
        </table:table-row>
        <table:table-row table:style-name="ro1">
          <table:table-cell office:value-type="float" office:value="100" calcext:value-type="float">
            <text:p>100</text:p>
          </table:table-cell>
          <table:table-cell office:value-type="float" office:value="13.0837" calcext:value-type="float">
            <text:p>13,0837</text:p>
          </table:table-cell>
          <table:table-cell office:value-type="float" office:value="13.1529" calcext:value-type="float">
            <text:p>13,1529</text:p>
          </table:table-cell>
          <table:table-cell office:value-type="float" office:value="13.0507" calcext:value-type="float">
            <text:p>13,0507</text:p>
          </table:table-cell>
          <table:table-cell table:formula="of:=([.B19]+[.C19]+[.D19])/3" office:value-type="float" office:value="13.0957666666667" calcext:value-type="float">
            <text:p>13,0957666667</text:p>
          </table:table-cell>
        </table:table-row>
        <table:table-row table:style-name="ro1">
          <table:table-cell office:value-type="float" office:value="105" calcext:value-type="float">
            <text:p>105</text:p>
          </table:table-cell>
          <table:table-cell office:value-type="float" office:value="13.0329" calcext:value-type="float">
            <text:p>13,0329</text:p>
          </table:table-cell>
          <table:table-cell office:value-type="float" office:value="13.217" calcext:value-type="float">
            <text:p>13,217</text:p>
          </table:table-cell>
          <table:table-cell office:value-type="float" office:value="13.0477" calcext:value-type="float">
            <text:p>13,0477</text:p>
          </table:table-cell>
          <table:table-cell table:formula="of:=([.B20]+[.C20]+[.D20])/3" office:value-type="float" office:value="13.0992" calcext:value-type="float">
            <text:p>13,0992</text:p>
          </table:table-cell>
        </table:table-row>
        <table:table-row table:style-name="ro1">
          <table:table-cell office:value-type="float" office:value="110" calcext:value-type="float">
            <text:p>110</text:p>
          </table:table-cell>
          <table:table-cell office:value-type="float" office:value="13.0827" calcext:value-type="float">
            <text:p>13,0827</text:p>
          </table:table-cell>
          <table:table-cell office:value-type="float" office:value="13.2483" calcext:value-type="float">
            <text:p>13,2483</text:p>
          </table:table-cell>
          <table:table-cell office:value-type="float" office:value="13.0643" calcext:value-type="float">
            <text:p>13,0643</text:p>
          </table:table-cell>
          <table:table-cell table:formula="of:=([.B21]+[.C21]+[.D21])/3" office:value-type="float" office:value="13.1317666666667" calcext:value-type="float">
            <text:p>13,1317666667</text:p>
          </table:table-cell>
        </table:table-row>
        <table:table-row table:style-name="ro1">
          <table:table-cell office:value-type="float" office:value="115" calcext:value-type="float">
            <text:p>115</text:p>
          </table:table-cell>
          <table:table-cell office:value-type="float" office:value="13.0696" calcext:value-type="float">
            <text:p>13,0696</text:p>
          </table:table-cell>
          <table:table-cell office:value-type="float" office:value="13.1846" calcext:value-type="float">
            <text:p>13,1846</text:p>
          </table:table-cell>
          <table:table-cell office:value-type="float" office:value="13.063" calcext:value-type="float">
            <text:p>13,063</text:p>
          </table:table-cell>
          <table:table-cell table:formula="of:=([.B22]+[.C22]+[.D22])/3" office:value-type="float" office:value="13.1057333333333" calcext:value-type="float">
            <text:p>13,1057333333</text:p>
          </table:table-cell>
        </table:table-row>
        <table:table-row table:style-name="ro1">
          <table:table-cell office:value-type="float" office:value="120" calcext:value-type="float">
            <text:p>120</text:p>
          </table:table-cell>
          <table:table-cell office:value-type="float" office:value="13.0552" calcext:value-type="float">
            <text:p>13,0552</text:p>
          </table:table-cell>
          <table:table-cell office:value-type="float" office:value="13.184" calcext:value-type="float">
            <text:p>13,184</text:p>
          </table:table-cell>
          <table:table-cell office:value-type="float" office:value="13.0365" calcext:value-type="float">
            <text:p>13,0365</text:p>
          </table:table-cell>
          <table:table-cell table:formula="of:=([.B23]+[.C23]+[.D23])/3" office:value-type="float" office:value="13.0919" calcext:value-type="float">
            <text:p>13,0919</text:p>
          </table:table-cell>
        </table:table-row>
        <table:table-row table:style-name="ro1">
          <table:table-cell office:value-type="float" office:value="125" calcext:value-type="float">
            <text:p>125</text:p>
          </table:table-cell>
          <table:table-cell office:value-type="float" office:value="13.1031" calcext:value-type="float">
            <text:p>13,1031</text:p>
          </table:table-cell>
          <table:table-cell office:value-type="float" office:value="13.1888" calcext:value-type="float">
            <text:p>13,1888</text:p>
          </table:table-cell>
          <table:table-cell office:value-type="float" office:value="13.0215" calcext:value-type="float">
            <text:p>13,0215</text:p>
          </table:table-cell>
          <table:table-cell table:formula="of:=([.B24]+[.C24]+[.D24])/3" office:value-type="float" office:value="13.1044666666667" calcext:value-type="float">
            <text:p>13,1044666667</text:p>
          </table:table-cell>
        </table:table-row>
        <table:table-row table:style-name="ro1">
          <table:table-cell office:value-type="float" office:value="130" calcext:value-type="float">
            <text:p>130</text:p>
          </table:table-cell>
          <table:table-cell office:value-type="float" office:value="13.0278" calcext:value-type="float">
            <text:p>13,0278</text:p>
          </table:table-cell>
          <table:table-cell office:value-type="float" office:value="13.2165" calcext:value-type="float">
            <text:p>13,2165</text:p>
          </table:table-cell>
          <table:table-cell office:value-type="float" office:value="13.3393" calcext:value-type="float">
            <text:p>13,3393</text:p>
          </table:table-cell>
          <table:table-cell table:formula="of:=([.B25]+[.C25]+[.D25])/3" office:value-type="float" office:value="13.1945333333333" calcext:value-type="float">
            <text:p>13,1945333333</text:p>
          </table:table-cell>
        </table:table-row>
        <table:table-row table:style-name="ro1">
          <table:table-cell office:value-type="float" office:value="135" calcext:value-type="float">
            <text:p>135</text:p>
          </table:table-cell>
          <table:table-cell office:value-type="float" office:value="13.0837" calcext:value-type="float">
            <text:p>13,0837</text:p>
          </table:table-cell>
          <table:table-cell office:value-type="float" office:value="13.2079" calcext:value-type="float">
            <text:p>13,2079</text:p>
          </table:table-cell>
          <table:table-cell office:value-type="float" office:value="13.0088" calcext:value-type="float">
            <text:p>13,0088</text:p>
          </table:table-cell>
          <table:table-cell table:formula="of:=([.B26]+[.C26]+[.D26])/3" office:value-type="float" office:value="13.1001333333333" calcext:value-type="float">
            <text:p>13,1001333333</text:p>
          </table:table-cell>
        </table:table-row>
        <table:table-row table:style-name="ro1">
          <table:table-cell office:value-type="float" office:value="140" calcext:value-type="float">
            <text:p>140</text:p>
          </table:table-cell>
          <table:table-cell office:value-type="float" office:value="13.0761" calcext:value-type="float">
            <text:p>13,0761</text:p>
          </table:table-cell>
          <table:table-cell office:value-type="float" office:value="13.1582" calcext:value-type="float">
            <text:p>13,1582</text:p>
          </table:table-cell>
          <table:table-cell office:value-type="float" office:value="13.0591" calcext:value-type="float">
            <text:p>13,0591</text:p>
          </table:table-cell>
          <table:table-cell table:formula="of:=([.B27]+[.C27]+[.D27])/3" office:value-type="float" office:value="13.0978" calcext:value-type="float">
            <text:p>13,0978</text:p>
          </table:table-cell>
        </table:table-row>
        <table:table-row table:style-name="ro1">
          <table:table-cell office:value-type="float" office:value="145" calcext:value-type="float">
            <text:p>145</text:p>
          </table:table-cell>
          <table:table-cell office:value-type="float" office:value="13.0336" calcext:value-type="float">
            <text:p>13,0336</text:p>
          </table:table-cell>
          <table:table-cell office:value-type="float" office:value="13.1947" calcext:value-type="float">
            <text:p>13,1947</text:p>
          </table:table-cell>
          <table:table-cell office:value-type="float" office:value="13.0451" calcext:value-type="float">
            <text:p>13,0451</text:p>
          </table:table-cell>
          <table:table-cell table:formula="of:=([.B28]+[.C28]+[.D28])/3" office:value-type="float" office:value="13.0911333333333" calcext:value-type="float">
            <text:p>13,0911333333</text:p>
          </table:table-cell>
        </table:table-row>
        <table:table-row table:style-name="ro1">
          <table:table-cell office:value-type="float" office:value="150" calcext:value-type="float">
            <text:p>150</text:p>
          </table:table-cell>
          <table:table-cell office:value-type="float" office:value="13.0437" calcext:value-type="float">
            <text:p>13,0437</text:p>
          </table:table-cell>
          <table:table-cell office:value-type="float" office:value="13.2346" calcext:value-type="float">
            <text:p>13,2346</text:p>
          </table:table-cell>
          <table:table-cell office:value-type="float" office:value="13.0312" calcext:value-type="float">
            <text:p>13,0312</text:p>
          </table:table-cell>
          <table:table-cell table:formula="of:=([.B29]+[.C29]+[.D29])/3" office:value-type="float" office:value="13.1031666666667" calcext:value-type="float">
            <text:p>13,1031666667</text:p>
          </table:table-cell>
        </table:table-row>
        <table:table-row table:style-name="ro1">
          <table:table-cell office:value-type="float" office:value="155" calcext:value-type="float">
            <text:p>155</text:p>
          </table:table-cell>
          <table:table-cell office:value-type="float" office:value="13.0328" calcext:value-type="float">
            <text:p>13,0328</text:p>
          </table:table-cell>
          <table:table-cell office:value-type="float" office:value="13.1823" calcext:value-type="float">
            <text:p>13,1823</text:p>
          </table:table-cell>
          <table:table-cell office:value-type="float" office:value="13.0281" calcext:value-type="float">
            <text:p>13,0281</text:p>
          </table:table-cell>
          <table:table-cell table:formula="of:=([.B30]+[.C30]+[.D30])/3" office:value-type="float" office:value="13.0810666666667" calcext:value-type="float">
            <text:p>13,0810666667</text:p>
          </table:table-cell>
        </table:table-row>
        <table:table-row table:style-name="ro1">
          <table:table-cell office:value-type="float" office:value="160" calcext:value-type="float">
            <text:p>160</text:p>
          </table:table-cell>
          <table:table-cell office:value-type="float" office:value="13.0964" calcext:value-type="float">
            <text:p>13,0964</text:p>
          </table:table-cell>
          <table:table-cell office:value-type="float" office:value="13.203" calcext:value-type="float">
            <text:p>13,203</text:p>
          </table:table-cell>
          <table:table-cell office:value-type="float" office:value="12.9961" calcext:value-type="float">
            <text:p>12,9961</text:p>
          </table:table-cell>
          <table:table-cell table:formula="of:=([.B31]+[.C31]+[.D31])/3" office:value-type="float" office:value="13.0985" calcext:value-type="float">
            <text:p>13,0985</text:p>
          </table:table-cell>
        </table:table-row>
        <table:table-row table:style-name="ro1">
          <table:table-cell office:value-type="float" office:value="165" calcext:value-type="float">
            <text:p>165</text:p>
          </table:table-cell>
          <table:table-cell office:value-type="float" office:value="13.0483" calcext:value-type="float">
            <text:p>13,0483</text:p>
          </table:table-cell>
          <table:table-cell office:value-type="float" office:value="13.1508" calcext:value-type="float">
            <text:p>13,1508</text:p>
          </table:table-cell>
          <table:table-cell office:value-type="float" office:value="13.0623" calcext:value-type="float">
            <text:p>13,0623</text:p>
          </table:table-cell>
          <table:table-cell table:formula="of:=([.B32]+[.C32]+[.D32])/3" office:value-type="float" office:value="13.0871333333333" calcext:value-type="float">
            <text:p>13,0871333333</text:p>
          </table:table-cell>
        </table:table-row>
        <table:table-row table:style-name="ro1">
          <table:table-cell office:value-type="float" office:value="170" calcext:value-type="float">
            <text:p>170</text:p>
          </table:table-cell>
          <table:table-cell office:value-type="float" office:value="13.0653" calcext:value-type="float">
            <text:p>13,0653</text:p>
          </table:table-cell>
          <table:table-cell office:value-type="float" office:value="13.2076" calcext:value-type="float">
            <text:p>13,2076</text:p>
          </table:table-cell>
          <table:table-cell office:value-type="float" office:value="13.0181" calcext:value-type="float">
            <text:p>13,0181</text:p>
          </table:table-cell>
          <table:table-cell table:formula="of:=([.B33]+[.C33]+[.D33])/3" office:value-type="float" office:value="13.097" calcext:value-type="float">
            <text:p>13,097</text:p>
          </table:table-cell>
        </table:table-row>
        <table:table-row table:style-name="ro1">
          <table:table-cell office:value-type="float" office:value="175" calcext:value-type="float">
            <text:p>175</text:p>
          </table:table-cell>
          <table:table-cell office:value-type="float" office:value="13.0629" calcext:value-type="float">
            <text:p>13,0629</text:p>
          </table:table-cell>
          <table:table-cell office:value-type="float" office:value="13.1623" calcext:value-type="float">
            <text:p>13,1623</text:p>
          </table:table-cell>
          <table:table-cell office:value-type="float" office:value="13.0462" calcext:value-type="float">
            <text:p>13,0462</text:p>
          </table:table-cell>
          <table:table-cell table:formula="of:=([.B34]+[.C34]+[.D34])/3" office:value-type="float" office:value="13.0904666666667" calcext:value-type="float">
            <text:p>13,0904666667</text:p>
          </table:table-cell>
        </table:table-row>
        <table:table-row table:style-name="ro1">
          <table:table-cell office:value-type="float" office:value="180" calcext:value-type="float">
            <text:p>180</text:p>
          </table:table-cell>
          <table:table-cell office:value-type="float" office:value="13.1129" calcext:value-type="float">
            <text:p>13,1129</text:p>
          </table:table-cell>
          <table:table-cell office:value-type="float" office:value="13.1777" calcext:value-type="float">
            <text:p>13,1777</text:p>
          </table:table-cell>
          <table:table-cell office:value-type="float" office:value="13.0566" calcext:value-type="float">
            <text:p>13,0566</text:p>
          </table:table-cell>
          <table:table-cell table:formula="of:=([.B35]+[.C35]+[.D35])/3" office:value-type="float" office:value="13.1157333333333" calcext:value-type="float">
            <text:p>13,1157333333</text:p>
          </table:table-cell>
        </table:table-row>
        <table:table-row table:style-name="ro1">
          <table:table-cell office:value-type="float" office:value="185" calcext:value-type="float">
            <text:p>185</text:p>
          </table:table-cell>
          <table:table-cell office:value-type="float" office:value="13.0477" calcext:value-type="float">
            <text:p>13,0477</text:p>
          </table:table-cell>
          <table:table-cell office:value-type="float" office:value="13.3467" calcext:value-type="float">
            <text:p>13,3467</text:p>
          </table:table-cell>
          <table:table-cell office:value-type="float" office:value="13.0586" calcext:value-type="float">
            <text:p>13,0586</text:p>
          </table:table-cell>
          <table:table-cell table:formula="of:=([.B36]+[.C36]+[.D36])/3" office:value-type="float" office:value="13.151" calcext:value-type="float">
            <text:p>13,151</text:p>
          </table:table-cell>
        </table:table-row>
        <table:table-row table:style-name="ro1">
          <table:table-cell office:value-type="float" office:value="190" calcext:value-type="float">
            <text:p>190</text:p>
          </table:table-cell>
          <table:table-cell office:value-type="float" office:value="13.0106" calcext:value-type="float">
            <text:p>13,0106</text:p>
          </table:table-cell>
          <table:table-cell office:value-type="float" office:value="13.1999" calcext:value-type="float">
            <text:p>13,1999</text:p>
          </table:table-cell>
          <table:table-cell office:value-type="float" office:value="13.0264" calcext:value-type="float">
            <text:p>13,0264</text:p>
          </table:table-cell>
          <table:table-cell table:formula="of:=([.B37]+[.C37]+[.D37])/3" office:value-type="float" office:value="13.0789666666667" calcext:value-type="float">
            <text:p>13,0789666667</text:p>
          </table:table-cell>
        </table:table-row>
        <table:table-row table:style-name="ro1">
          <table:table-cell office:value-type="float" office:value="195" calcext:value-type="float">
            <text:p>195</text:p>
          </table:table-cell>
          <table:table-cell office:value-type="float" office:value="16.4854" calcext:value-type="float">
            <text:p>16,4854</text:p>
          </table:table-cell>
          <table:table-cell office:value-type="float" office:value="16.7426" calcext:value-type="float">
            <text:p>16,7426</text:p>
          </table:table-cell>
          <table:table-cell office:value-type="float" office:value="16.5135" calcext:value-type="float">
            <text:p>16,5135</text:p>
          </table:table-cell>
          <table:table-cell table:formula="of:=([.B38]+[.C38]+[.D38])/3" office:value-type="float" office:value="16.5805" calcext:value-type="float">
            <text:p>16,5805</text:p>
          </table:table-cell>
        </table:table-row>
        <table:table-row table:style-name="ro1">
          <table:table-cell office:value-type="float" office:value="200" calcext:value-type="float">
            <text:p>200</text:p>
          </table:table-cell>
          <table:table-cell office:value-type="float" office:value="16.5124" calcext:value-type="float">
            <text:p>16,5124</text:p>
          </table:table-cell>
          <table:table-cell office:value-type="float" office:value="16.7147" calcext:value-type="float">
            <text:p>16,7147</text:p>
          </table:table-cell>
          <table:table-cell office:value-type="float" office:value="16.5766" calcext:value-type="float">
            <text:p>16,5766</text:p>
          </table:table-cell>
          <table:table-cell table:formula="of:=([.B39]+[.C39]+[.D39])/3" office:value-type="float" office:value="16.6012333333333" calcext:value-type="float">
            <text:p>16,601233333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0">00/00/0000</text:date>, <text:time style:data-style-name="N2" text:time-value="18:51:04.542713237">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draw:fill-color="#5e2750"/>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166cm" svg:height="9.263cm" xlink:href="." xlink:type="simple" chart:class="chart:bar" chart:style-name="ch1">
        <chart:title svg:x="7.582cm" svg:y="0.321cm" chart:style-name="ch2">
          <text:p>Tiempor por umbral</text:p>
        </chart:title>
        <chart:legend chart:legend-position="end" svg:x="17.3cm" svg:y="4.332cm" style:legend-expansion="high" chart:style-name="ch3"/>
        <chart:plot-area chart:style-name="ch4" chart:data-source-has-labels="both" svg:x="1.394cm" svg:y="1.285cm" svg:width="15.523cm" svg:height="6.812cm">
          <chartooo:coordinate-region svg:x="2.015cm" svg:y="1.406cm" svg:width="14.902cm" svg:height="5.689cm"/>
          <chart:axis chart:dimension="x" chart:name="primary-x" chart:style-name="ch5" chartooo:axis-type="auto">
            <chartooo:date-scale/>
            <chart:title svg:x="8.569cm" svg:y="8.282cm" chart:style-name="ch6">
              <text:p>Umbral</text:p>
            </chart:title>
            <chart:categories table:cell-range-address="local-table.$A$2:.$A$39"/>
          </chart:axis>
          <chart:axis chart:dimension="y" chart:name="primary-y" chart:style-name="ch7">
            <chart:title svg:x="0.451cm" svg:y="5.277cm" chart:style-name="ch8">
              <text:p>Tiempo</text:p>
            </chart:title>
            <chart:grid chart:style-name="ch9" chart:class="major"/>
          </chart:axis>
          <chart:series chart:style-name="ch10" chart:values-cell-range-address="local-table.$B$2:.$B$39" chart:label-cell-address="local-table.$B$1" chart:class="chart:bar">
            <chart:data-point chart:repeated="38"/>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iempo</text:p>
              </table:table-cell>
            </table:table-row>
          </table:table-header-rows>
          <table:table-rows>
            <table:table-row>
              <table:table-cell office:value-type="float" office:value="15">
                <text:p>15</text:p>
              </table:table-cell>
              <table:table-cell office:value-type="float" office:value="11.1926">
                <text:p>11.1926</text:p>
              </table:table-cell>
            </table:table-row>
            <table:table-row>
              <table:table-cell office:value-type="float" office:value="20">
                <text:p>20</text:p>
              </table:table-cell>
              <table:table-cell office:value-type="float" office:value="11.2387">
                <text:p>11.2387</text:p>
              </table:table-cell>
            </table:table-row>
            <table:table-row>
              <table:table-cell office:value-type="float" office:value="25">
                <text:p>25</text:p>
              </table:table-cell>
              <table:table-cell office:value-type="float" office:value="11.1555">
                <text:p>11.1555</text:p>
              </table:table-cell>
            </table:table-row>
            <table:table-row>
              <table:table-cell office:value-type="float" office:value="30">
                <text:p>30</text:p>
              </table:table-cell>
              <table:table-cell office:value-type="float" office:value="11.1282">
                <text:p>11.1282</text:p>
              </table:table-cell>
            </table:table-row>
            <table:table-row>
              <table:table-cell office:value-type="float" office:value="35">
                <text:p>35</text:p>
              </table:table-cell>
              <table:table-cell office:value-type="float" office:value="11.0796">
                <text:p>11.0796</text:p>
              </table:table-cell>
            </table:table-row>
            <table:table-row>
              <table:table-cell office:value-type="float" office:value="40">
                <text:p>40</text:p>
              </table:table-cell>
              <table:table-cell office:value-type="float" office:value="11.1094">
                <text:p>11.1094</text:p>
              </table:table-cell>
            </table:table-row>
            <table:table-row>
              <table:table-cell office:value-type="float" office:value="45">
                <text:p>45</text:p>
              </table:table-cell>
              <table:table-cell office:value-type="float" office:value="11.0846">
                <text:p>11.0846</text:p>
              </table:table-cell>
            </table:table-row>
            <table:table-row>
              <table:table-cell office:value-type="float" office:value="50">
                <text:p>50</text:p>
              </table:table-cell>
              <table:table-cell office:value-type="float" office:value="11.5654">
                <text:p>11.5654</text:p>
              </table:table-cell>
            </table:table-row>
            <table:table-row>
              <table:table-cell office:value-type="float" office:value="55">
                <text:p>55</text:p>
              </table:table-cell>
              <table:table-cell office:value-type="float" office:value="11.5482">
                <text:p>11.5482</text:p>
              </table:table-cell>
            </table:table-row>
            <table:table-row>
              <table:table-cell office:value-type="float" office:value="60">
                <text:p>60</text:p>
              </table:table-cell>
              <table:table-cell office:value-type="float" office:value="11.5287">
                <text:p>11.5287</text:p>
              </table:table-cell>
            </table:table-row>
            <table:table-row>
              <table:table-cell office:value-type="float" office:value="65">
                <text:p>65</text:p>
              </table:table-cell>
              <table:table-cell office:value-type="float" office:value="11.5898">
                <text:p>11.5898</text:p>
              </table:table-cell>
            </table:table-row>
            <table:table-row>
              <table:table-cell office:value-type="float" office:value="70">
                <text:p>70</text:p>
              </table:table-cell>
              <table:table-cell office:value-type="float" office:value="11.5665">
                <text:p>11.5665</text:p>
              </table:table-cell>
            </table:table-row>
            <table:table-row>
              <table:table-cell office:value-type="float" office:value="75">
                <text:p>75</text:p>
              </table:table-cell>
              <table:table-cell office:value-type="float" office:value="11.5968">
                <text:p>11.5968</text:p>
              </table:table-cell>
            </table:table-row>
            <table:table-row>
              <table:table-cell office:value-type="float" office:value="80">
                <text:p>80</text:p>
              </table:table-cell>
              <table:table-cell office:value-type="float" office:value="11.5753">
                <text:p>11.5753</text:p>
              </table:table-cell>
            </table:table-row>
            <table:table-row>
              <table:table-cell office:value-type="float" office:value="85">
                <text:p>85</text:p>
              </table:table-cell>
              <table:table-cell office:value-type="float" office:value="11.6013">
                <text:p>11.6013</text:p>
              </table:table-cell>
            </table:table-row>
            <table:table-row>
              <table:table-cell office:value-type="float" office:value="90">
                <text:p>90</text:p>
              </table:table-cell>
              <table:table-cell office:value-type="float" office:value="11.5781">
                <text:p>11.5781</text:p>
              </table:table-cell>
            </table:table-row>
            <table:table-row>
              <table:table-cell office:value-type="float" office:value="95">
                <text:p>95</text:p>
              </table:table-cell>
              <table:table-cell office:value-type="float" office:value="11.5841">
                <text:p>11.5841</text:p>
              </table:table-cell>
            </table:table-row>
            <table:table-row>
              <table:table-cell office:value-type="float" office:value="100">
                <text:p>100</text:p>
              </table:table-cell>
              <table:table-cell office:value-type="float" office:value="13.0837">
                <text:p>13.0837</text:p>
              </table:table-cell>
            </table:table-row>
            <table:table-row>
              <table:table-cell office:value-type="float" office:value="105">
                <text:p>105</text:p>
              </table:table-cell>
              <table:table-cell office:value-type="float" office:value="13.0329">
                <text:p>13.0329</text:p>
              </table:table-cell>
            </table:table-row>
            <table:table-row>
              <table:table-cell office:value-type="float" office:value="110">
                <text:p>110</text:p>
              </table:table-cell>
              <table:table-cell office:value-type="float" office:value="13.0827">
                <text:p>13.0827</text:p>
              </table:table-cell>
            </table:table-row>
            <table:table-row>
              <table:table-cell office:value-type="float" office:value="115">
                <text:p>115</text:p>
              </table:table-cell>
              <table:table-cell office:value-type="float" office:value="13.0696">
                <text:p>13.0696</text:p>
              </table:table-cell>
            </table:table-row>
            <table:table-row>
              <table:table-cell office:value-type="float" office:value="120">
                <text:p>120</text:p>
              </table:table-cell>
              <table:table-cell office:value-type="float" office:value="13.0552">
                <text:p>13.0552</text:p>
              </table:table-cell>
            </table:table-row>
            <table:table-row>
              <table:table-cell office:value-type="float" office:value="125">
                <text:p>125</text:p>
              </table:table-cell>
              <table:table-cell office:value-type="float" office:value="13.1031">
                <text:p>13.1031</text:p>
              </table:table-cell>
            </table:table-row>
            <table:table-row>
              <table:table-cell office:value-type="float" office:value="130">
                <text:p>130</text:p>
              </table:table-cell>
              <table:table-cell office:value-type="float" office:value="13.0278">
                <text:p>13.0278</text:p>
              </table:table-cell>
            </table:table-row>
            <table:table-row>
              <table:table-cell office:value-type="float" office:value="135">
                <text:p>135</text:p>
              </table:table-cell>
              <table:table-cell office:value-type="float" office:value="13.0837">
                <text:p>13.0837</text:p>
              </table:table-cell>
            </table:table-row>
            <table:table-row>
              <table:table-cell office:value-type="float" office:value="140">
                <text:p>140</text:p>
              </table:table-cell>
              <table:table-cell office:value-type="float" office:value="13.0761">
                <text:p>13.0761</text:p>
              </table:table-cell>
            </table:table-row>
            <table:table-row>
              <table:table-cell office:value-type="float" office:value="145">
                <text:p>145</text:p>
              </table:table-cell>
              <table:table-cell office:value-type="float" office:value="13.0336">
                <text:p>13.0336</text:p>
              </table:table-cell>
            </table:table-row>
            <table:table-row>
              <table:table-cell office:value-type="float" office:value="150">
                <text:p>150</text:p>
              </table:table-cell>
              <table:table-cell office:value-type="float" office:value="13.0437">
                <text:p>13.0437</text:p>
              </table:table-cell>
            </table:table-row>
            <table:table-row>
              <table:table-cell office:value-type="float" office:value="155">
                <text:p>155</text:p>
              </table:table-cell>
              <table:table-cell office:value-type="float" office:value="13.0328">
                <text:p>13.0328</text:p>
              </table:table-cell>
            </table:table-row>
            <table:table-row>
              <table:table-cell office:value-type="float" office:value="160">
                <text:p>160</text:p>
              </table:table-cell>
              <table:table-cell office:value-type="float" office:value="13.0964">
                <text:p>13.0964</text:p>
              </table:table-cell>
            </table:table-row>
            <table:table-row>
              <table:table-cell office:value-type="float" office:value="165">
                <text:p>165</text:p>
              </table:table-cell>
              <table:table-cell office:value-type="float" office:value="13.0483">
                <text:p>13.0483</text:p>
              </table:table-cell>
            </table:table-row>
            <table:table-row>
              <table:table-cell office:value-type="float" office:value="170">
                <text:p>170</text:p>
              </table:table-cell>
              <table:table-cell office:value-type="float" office:value="13.0653">
                <text:p>13.0653</text:p>
              </table:table-cell>
            </table:table-row>
            <table:table-row>
              <table:table-cell office:value-type="float" office:value="175">
                <text:p>175</text:p>
              </table:table-cell>
              <table:table-cell office:value-type="float" office:value="13.0629">
                <text:p>13.0629</text:p>
              </table:table-cell>
            </table:table-row>
            <table:table-row>
              <table:table-cell office:value-type="float" office:value="180">
                <text:p>180</text:p>
              </table:table-cell>
              <table:table-cell office:value-type="float" office:value="13.1129">
                <text:p>13.1129</text:p>
              </table:table-cell>
            </table:table-row>
            <table:table-row>
              <table:table-cell office:value-type="float" office:value="185">
                <text:p>185</text:p>
              </table:table-cell>
              <table:table-cell office:value-type="float" office:value="13.0477">
                <text:p>13.0477</text:p>
              </table:table-cell>
            </table:table-row>
            <table:table-row>
              <table:table-cell office:value-type="float" office:value="190">
                <text:p>190</text:p>
              </table:table-cell>
              <table:table-cell office:value-type="float" office:value="13.0106">
                <text:p>13.0106</text:p>
              </table:table-cell>
            </table:table-row>
            <table:table-row>
              <table:table-cell office:value-type="float" office:value="195">
                <text:p>195</text:p>
              </table:table-cell>
              <table:table-cell office:value-type="float" office:value="16.4854">
                <text:p>16.4854</text:p>
              </table:table-cell>
            </table:table-row>
            <table:table-row>
              <table:table-cell office:value-type="float" office:value="200">
                <text:p>200</text:p>
              </table:table-cell>
              <table:table-cell office:value-type="float" office:value="16.5124">
                <text:p>16.512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